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8b16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ployment Strategy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0<text:span text:style-name="T2">1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2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5" loext:marker-style-name="T1"><text:span text:style-name="T1">Decision</text:span></text:p>
          </table:table-cell>
        </table:table-row>
        <table:table-row table:style-name="Table2.2">
          <table:table-cell table:style-name="Table2.A1" office:value-type="string">
            <text:p text:style-name="Text_20_body">To determine the most effective deployment strategy for transitioning AML’s legacy system to the new system, ensuring user satisfaction and retention while minimizing risk during rollout.</text:p>
          </table:table-cell>
          <table:table-cell table:style-name="Table2.A1" office:value-type="string">
            <text:p text:style-name="P6">Selected Option: Canary Release</text:p>
            <text:p text:style-name="P6"><text:s text:c="4"/>Allows for controlled exposure to a subset of users, ensuring potential issues are addressed before full deployment.</text:p>
            <text:p text:style-name="P6"><text:s text:c="4"/>Aligns with AML’s goals of reliability and user-centric development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3">Develop a monitoring framework to track key performance indicators (KPIs) and gather user feedback during the canary release phase.</text:span></text:p>
      <text:p text:style-name="Standard" loext:marker-style-name="T1"><text:span text:style-name="T3">Expand deployment incrementally once stability and user satisfaction are confirmed.</text:span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59</meta:editing-cycles>
    <meta:creation-date>2024-09-26T17:23:00</meta:creation-date>
    <dc:date>2024-12-16T19:42:48.932179548</dc:date>
    <meta:editing-duration>PT23M8S</meta:editing-duration>
    <meta:generator>LibreOffice/24.2.7.2$Linux_X86_64 LibreOffice_project/420$Build-2</meta:generator>
    <meta:document-statistic meta:table-count="3" meta:image-count="0" meta:object-count="0" meta:page-count="1" meta:paragraph-count="16" meta:word-count="108" meta:character-count="774" meta:non-whitespace-character-count="673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